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VREF (mV)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 RE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V*10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54" calcext:value-type="float">
            <text:p>2154</text:p>
          </table:table-cell>
          <table:table-cell table:formula="of:=[.B5]*10" office:value-type="float" office:value="21540" calcext:value-type="float">
            <text:p>21540</text:p>
          </table:table-cell>
          <table:table-cell table:formula="of:=CONCATENATE( &quot;    { &quot;;TEXT([.A5];&quot;###&quot;);&quot;, &quot;; TEXT([.C5];&quot;####&quot;);&quot;}, &quot;)" office:value-type="string" office:string-value="    { -5, 21540}, " calcext:value-type="string">
            <text:p><text:s text:c="4"/>{ -5, 21540}, 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143" calcext:value-type="float">
            <text:p>2143</text:p>
          </table:table-cell>
          <table:table-cell table:formula="of:=[.B6]*10" office:value-type="float" office:value="21430" calcext:value-type="float">
            <text:p>21430</text:p>
          </table:table-cell>
          <table:table-cell table:formula="of:=CONCATENATE( &quot;    { &quot;;TEXT([.A6];&quot;###&quot;);&quot;, &quot;; TEXT([.C6];&quot;####&quot;);&quot;}, &quot;)" office:value-type="string" office:string-value="    { -4, 21430}, " calcext:value-type="string">
            <text:p><text:s text:c="4"/>{ -4, 21430}, 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32" calcext:value-type="float">
            <text:p>2132</text:p>
          </table:table-cell>
          <table:table-cell table:formula="of:=[.B7]*10" office:value-type="float" office:value="21320" calcext:value-type="float">
            <text:p>21320</text:p>
          </table:table-cell>
          <table:table-cell table:formula="of:=CONCATENATE( &quot;    { &quot;;TEXT([.A7];&quot;###&quot;);&quot;, &quot;; TEXT([.C7];&quot;####&quot;);&quot;}, &quot;)" office:value-type="string" office:string-value="    { -3, 21320}, " calcext:value-type="string">
            <text:p><text:s text:c="4"/>{ -3, 21320}, 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122" calcext:value-type="float">
            <text:p>2122</text:p>
          </table:table-cell>
          <table:table-cell table:formula="of:=[.B8]*10" office:value-type="float" office:value="21220" calcext:value-type="float">
            <text:p>21220</text:p>
          </table:table-cell>
          <table:table-cell table:formula="of:=CONCATENATE( &quot;    { &quot;;TEXT([.A8];&quot;###&quot;);&quot;, &quot;; TEXT([.C8];&quot;####&quot;);&quot;}, &quot;)" office:value-type="string" office:string-value="    { -2, 21220}, " calcext:value-type="string">
            <text:p><text:s text:c="4"/>{ -2, 21220}, 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11" calcext:value-type="float">
            <text:p>2111</text:p>
          </table:table-cell>
          <table:table-cell table:formula="of:=[.B9]*10" office:value-type="float" office:value="21110" calcext:value-type="float">
            <text:p>21110</text:p>
          </table:table-cell>
          <table:table-cell table:formula="of:=CONCATENATE( &quot;    { &quot;;TEXT([.A9];&quot;###&quot;);&quot;, &quot;; TEXT([.C9];&quot;####&quot;);&quot;}, &quot;)" office:value-type="string" office:string-value="    { -1, 21110}, " calcext:value-type="string">
            <text:p><text:s text:c="4"/>{ -1, 21110}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formula="of:=[.B10]*10" office:value-type="float" office:value="21000" calcext:value-type="float">
            <text:p>21000</text:p>
          </table:table-cell>
          <table:table-cell table:formula="of:=CONCATENATE( &quot;    { &quot;;TEXT([.A10];&quot;###&quot;);&quot;, &quot;; TEXT([.C10];&quot;####&quot;);&quot;}, &quot;)" office:value-type="string" office:string-value="    { , 21000}, " calcext:value-type="string">
            <text:p><text:s text:c="4"/>{ , 21000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9" calcext:value-type="float">
            <text:p>2089</text:p>
          </table:table-cell>
          <table:table-cell table:formula="of:=[.B11]*10" office:value-type="float" office:value="20890" calcext:value-type="float">
            <text:p>20890</text:p>
          </table:table-cell>
          <table:table-cell table:formula="of:=CONCATENATE( &quot;    { &quot;;TEXT([.A11];&quot;###&quot;);&quot;, &quot;; TEXT([.C11];&quot;####&quot;);&quot;}, &quot;)" office:value-type="string" office:string-value="    { 1, 20890}, " calcext:value-type="string">
            <text:p><text:s text:c="4"/>{ 1, 20890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9" calcext:value-type="float">
            <text:p>2079</text:p>
          </table:table-cell>
          <table:table-cell table:formula="of:=[.B12]*10" office:value-type="float" office:value="20790" calcext:value-type="float">
            <text:p>20790</text:p>
          </table:table-cell>
          <table:table-cell table:formula="of:=CONCATENATE( &quot;    { &quot;;TEXT([.A12];&quot;###&quot;);&quot;, &quot;; TEXT([.C12];&quot;####&quot;);&quot;}, &quot;)" office:value-type="string" office:string-value="    { 2, 20790}, " calcext:value-type="string">
            <text:p><text:s text:c="4"/>{ 2, 20790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  <table:table-cell table:formula="of:=[.B13]*10" office:value-type="float" office:value="20680" calcext:value-type="float">
            <text:p>20680</text:p>
          </table:table-cell>
          <table:table-cell table:formula="of:=CONCATENATE( &quot;    { &quot;;TEXT([.A13];&quot;###&quot;);&quot;, &quot;; TEXT([.C13];&quot;####&quot;);&quot;}, &quot;)" office:value-type="string" office:string-value="    { 3, 20680}, " calcext:value-type="string">
            <text:p><text:s text:c="4"/>{ 3, 20680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7" calcext:value-type="float">
            <text:p>2057</text:p>
          </table:table-cell>
          <table:table-cell table:formula="of:=[.B14]*10" office:value-type="float" office:value="20570" calcext:value-type="float">
            <text:p>20570</text:p>
          </table:table-cell>
          <table:table-cell table:formula="of:=CONCATENATE( &quot;    { &quot;;TEXT([.A14];&quot;###&quot;);&quot;, &quot;; TEXT([.C14];&quot;####&quot;);&quot;}, &quot;)" office:value-type="string" office:string-value="    { 4, 20570}, " calcext:value-type="string">
            <text:p><text:s text:c="4"/>{ 4, 20570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7" calcext:value-type="float">
            <text:p>2047</text:p>
          </table:table-cell>
          <table:table-cell table:formula="of:=[.B15]*10" office:value-type="float" office:value="20470" calcext:value-type="float">
            <text:p>20470</text:p>
          </table:table-cell>
          <table:table-cell table:formula="of:=CONCATENATE( &quot;    { &quot;;TEXT([.A15];&quot;###&quot;);&quot;, &quot;; TEXT([.C15];&quot;####&quot;);&quot;}, &quot;)" office:value-type="string" office:string-value="    { 5, 20470}, " calcext:value-type="string">
            <text:p><text:s text:c="4"/>{ 5, 20470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36" calcext:value-type="float">
            <text:p>2036</text:p>
          </table:table-cell>
          <table:table-cell table:formula="of:=[.B16]*10" office:value-type="float" office:value="20360" calcext:value-type="float">
            <text:p>20360</text:p>
          </table:table-cell>
          <table:table-cell table:formula="of:=CONCATENATE( &quot;    { &quot;;TEXT([.A16];&quot;###&quot;);&quot;, &quot;; TEXT([.C16];&quot;####&quot;);&quot;}, &quot;)" office:value-type="string" office:string-value="    { 6, 20360}, " calcext:value-type="string">
            <text:p><text:s text:c="4"/>{ 6, 20360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5" calcext:value-type="float">
            <text:p>2025</text:p>
          </table:table-cell>
          <table:table-cell table:formula="of:=[.B17]*10" office:value-type="float" office:value="20250" calcext:value-type="float">
            <text:p>20250</text:p>
          </table:table-cell>
          <table:table-cell table:formula="of:=CONCATENATE( &quot;    { &quot;;TEXT([.A17];&quot;###&quot;);&quot;, &quot;; TEXT([.C17];&quot;####&quot;);&quot;}, &quot;)" office:value-type="string" office:string-value="    { 7, 20250}, " calcext:value-type="string">
            <text:p><text:s text:c="4"/>{ 7, 20250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formula="of:=[.B18]*10" office:value-type="float" office:value="20140" calcext:value-type="float">
            <text:p>20140</text:p>
          </table:table-cell>
          <table:table-cell table:formula="of:=CONCATENATE( &quot;    { &quot;;TEXT([.A18];&quot;###&quot;);&quot;, &quot;; TEXT([.C18];&quot;####&quot;);&quot;}, &quot;)" office:value-type="string" office:string-value="    { 8, 20140}, " calcext:value-type="string">
            <text:p><text:s text:c="4"/>{ 8, 20140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table:formula="of:=[.B19]*10" office:value-type="float" office:value="20040" calcext:value-type="float">
            <text:p>20040</text:p>
          </table:table-cell>
          <table:table-cell table:formula="of:=CONCATENATE( &quot;    { &quot;;TEXT([.A19];&quot;###&quot;);&quot;, &quot;; TEXT([.C19];&quot;####&quot;);&quot;}, &quot;)" office:value-type="string" office:string-value="    { 9, 20040}, " calcext:value-type="string">
            <text:p><text:s text:c="4"/>{ 9, 20040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3" calcext:value-type="float">
            <text:p>1993</text:p>
          </table:table-cell>
          <table:table-cell table:formula="of:=[.B20]*10" office:value-type="float" office:value="19930" calcext:value-type="float">
            <text:p>19930</text:p>
          </table:table-cell>
          <table:table-cell table:formula="of:=CONCATENATE( &quot;    { &quot;;TEXT([.A20];&quot;###&quot;);&quot;, &quot;; TEXT([.C20];&quot;####&quot;);&quot;}, &quot;)" office:value-type="string" office:string-value="    { 10, 19930}, " calcext:value-type="string">
            <text:p><text:s text:c="4"/>{ 10, 19930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82" calcext:value-type="float">
            <text:p>1982</text:p>
          </table:table-cell>
          <table:table-cell table:formula="of:=[.B21]*10" office:value-type="float" office:value="19820" calcext:value-type="float">
            <text:p>19820</text:p>
          </table:table-cell>
          <table:table-cell table:formula="of:=CONCATENATE( &quot;    { &quot;;TEXT([.A21];&quot;###&quot;);&quot;, &quot;; TEXT([.C21];&quot;####&quot;);&quot;}, &quot;)" office:value-type="string" office:string-value="    { 11, 19820}, " calcext:value-type="string">
            <text:p><text:s text:c="4"/>{ 11, 19820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1" calcext:value-type="float">
            <text:p>1971</text:p>
          </table:table-cell>
          <table:table-cell table:formula="of:=[.B22]*10" office:value-type="float" office:value="19710" calcext:value-type="float">
            <text:p>19710</text:p>
          </table:table-cell>
          <table:table-cell table:formula="of:=CONCATENATE( &quot;    { &quot;;TEXT([.A22];&quot;###&quot;);&quot;, &quot;; TEXT([.C22];&quot;####&quot;);&quot;}, &quot;)" office:value-type="string" office:string-value="    { 12, 19710}, " calcext:value-type="string">
            <text:p><text:s text:c="4"/>{ 12, 19710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1" calcext:value-type="float">
            <text:p>1961</text:p>
          </table:table-cell>
          <table:table-cell table:formula="of:=[.B23]*10" office:value-type="float" office:value="19610" calcext:value-type="float">
            <text:p>19610</text:p>
          </table:table-cell>
          <table:table-cell table:formula="of:=CONCATENATE( &quot;    { &quot;;TEXT([.A23];&quot;###&quot;);&quot;, &quot;; TEXT([.C23];&quot;####&quot;);&quot;}, &quot;)" office:value-type="string" office:string-value="    { 13, 19610}, " calcext:value-type="string">
            <text:p><text:s text:c="4"/>{ 13, 19610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 table:formula="of:=[.B24]*10" office:value-type="float" office:value="19500" calcext:value-type="float">
            <text:p>19500</text:p>
          </table:table-cell>
          <table:table-cell table:formula="of:=CONCATENATE( &quot;    { &quot;;TEXT([.A24];&quot;###&quot;);&quot;, &quot;; TEXT([.C24];&quot;####&quot;);&quot;}, &quot;)" office:value-type="string" office:string-value="    { 14, 19500}, " calcext:value-type="string">
            <text:p><text:s text:c="4"/>{ 14, 19500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9" calcext:value-type="float">
            <text:p>1939</text:p>
          </table:table-cell>
          <table:table-cell table:formula="of:=[.B25]*10" office:value-type="float" office:value="19390" calcext:value-type="float">
            <text:p>19390</text:p>
          </table:table-cell>
          <table:table-cell table:formula="of:=CONCATENATE( &quot;    { &quot;;TEXT([.A25];&quot;###&quot;);&quot;, &quot;; TEXT([.C25];&quot;####&quot;);&quot;}, &quot;)" office:value-type="string" office:string-value="    { 15, 19390}, " calcext:value-type="string">
            <text:p><text:s text:c="4"/>{ 15, 19390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8" calcext:value-type="float">
            <text:p>1928</text:p>
          </table:table-cell>
          <table:table-cell table:formula="of:=[.B26]*10" office:value-type="float" office:value="19280" calcext:value-type="float">
            <text:p>19280</text:p>
          </table:table-cell>
          <table:table-cell table:formula="of:=CONCATENATE( &quot;    { &quot;;TEXT([.A26];&quot;###&quot;);&quot;, &quot;; TEXT([.C26];&quot;####&quot;);&quot;}, &quot;)" office:value-type="string" office:string-value="    { 16, 19280}, " calcext:value-type="string">
            <text:p><text:s text:c="4"/>{ 16, 19280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8" calcext:value-type="float">
            <text:p>1918</text:p>
          </table:table-cell>
          <table:table-cell table:formula="of:=[.B27]*10" office:value-type="float" office:value="19180" calcext:value-type="float">
            <text:p>19180</text:p>
          </table:table-cell>
          <table:table-cell table:formula="of:=CONCATENATE( &quot;    { &quot;;TEXT([.A27];&quot;###&quot;);&quot;, &quot;; TEXT([.C27];&quot;####&quot;);&quot;}, &quot;)" office:value-type="string" office:string-value="    { 17, 19180}, " calcext:value-type="string">
            <text:p><text:s text:c="4"/>{ 17, 19180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7" calcext:value-type="float">
            <text:p>1907</text:p>
          </table:table-cell>
          <table:table-cell table:formula="of:=[.B28]*10" office:value-type="float" office:value="19070" calcext:value-type="float">
            <text:p>19070</text:p>
          </table:table-cell>
          <table:table-cell table:formula="of:=CONCATENATE( &quot;    { &quot;;TEXT([.A28];&quot;###&quot;);&quot;, &quot;; TEXT([.C28];&quot;####&quot;);&quot;}, &quot;)" office:value-type="string" office:string-value="    { 18, 19070}, " calcext:value-type="string">
            <text:p><text:s text:c="4"/>{ 18, 19070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6" calcext:value-type="float">
            <text:p>1896</text:p>
          </table:table-cell>
          <table:table-cell table:formula="of:=[.B29]*10" office:value-type="float" office:value="18960" calcext:value-type="float">
            <text:p>18960</text:p>
          </table:table-cell>
          <table:table-cell table:formula="of:=CONCATENATE( &quot;    { &quot;;TEXT([.A29];&quot;###&quot;);&quot;, &quot;; TEXT([.C29];&quot;####&quot;);&quot;}, &quot;)" office:value-type="string" office:string-value="    { 19, 18960}, " calcext:value-type="string">
            <text:p><text:s text:c="4"/>{ 19, 18960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5" calcext:value-type="float">
            <text:p>1885</text:p>
          </table:table-cell>
          <table:table-cell table:formula="of:=[.B30]*10" office:value-type="float" office:value="18850" calcext:value-type="float">
            <text:p>18850</text:p>
          </table:table-cell>
          <table:table-cell table:formula="of:=CONCATENATE( &quot;    { &quot;;TEXT([.A30];&quot;###&quot;);&quot;, &quot;; TEXT([.C30];&quot;####&quot;);&quot;}, &quot;)" office:value-type="string" office:string-value="    { 20, 18850}, " calcext:value-type="string">
            <text:p><text:s text:c="4"/>{ 20, 18850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4" calcext:value-type="float">
            <text:p>1874</text:p>
          </table:table-cell>
          <table:table-cell table:formula="of:=[.B31]*10" office:value-type="float" office:value="18740" calcext:value-type="float">
            <text:p>18740</text:p>
          </table:table-cell>
          <table:table-cell table:formula="of:=CONCATENATE( &quot;    { &quot;;TEXT([.A31];&quot;###&quot;);&quot;, &quot;; TEXT([.C31];&quot;####&quot;);&quot;}, &quot;)" office:value-type="string" office:string-value="    { 21, 18740}, " calcext:value-type="string">
            <text:p><text:s text:c="4"/>{ 21, 18740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4" calcext:value-type="float">
            <text:p>1864</text:p>
          </table:table-cell>
          <table:table-cell table:formula="of:=[.B32]*10" office:value-type="float" office:value="18640" calcext:value-type="float">
            <text:p>18640</text:p>
          </table:table-cell>
          <table:table-cell table:formula="of:=CONCATENATE( &quot;    { &quot;;TEXT([.A32];&quot;###&quot;);&quot;, &quot;; TEXT([.C32];&quot;####&quot;);&quot;}, &quot;)" office:value-type="string" office:string-value="    { 22, 18640}, " calcext:value-type="string">
            <text:p><text:s text:c="4"/>{ 22, 18640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53" calcext:value-type="float">
            <text:p>1853</text:p>
          </table:table-cell>
          <table:table-cell table:formula="of:=[.B33]*10" office:value-type="float" office:value="18530" calcext:value-type="float">
            <text:p>18530</text:p>
          </table:table-cell>
          <table:table-cell table:formula="of:=CONCATENATE( &quot;    { &quot;;TEXT([.A33];&quot;###&quot;);&quot;, &quot;; TEXT([.C33];&quot;####&quot;);&quot;}, &quot;)" office:value-type="string" office:string-value="    { 23, 18530}, " calcext:value-type="string">
            <text:p><text:s text:c="4"/>{ 23, 18530}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42" calcext:value-type="float">
            <text:p>1842</text:p>
          </table:table-cell>
          <table:table-cell table:formula="of:=[.B34]*10" office:value-type="float" office:value="18420" calcext:value-type="float">
            <text:p>18420</text:p>
          </table:table-cell>
          <table:table-cell table:formula="of:=CONCATENATE( &quot;    { &quot;;TEXT([.A34];&quot;###&quot;);&quot;, &quot;; TEXT([.C34];&quot;####&quot;);&quot;}, &quot;)" office:value-type="string" office:string-value="    { 24, 18420}, " calcext:value-type="string">
            <text:p><text:s text:c="4"/>{ 24, 18420}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31" calcext:value-type="float">
            <text:p>1831</text:p>
          </table:table-cell>
          <table:table-cell table:formula="of:=[.B35]*10" office:value-type="float" office:value="18310" calcext:value-type="float">
            <text:p>18310</text:p>
          </table:table-cell>
          <table:table-cell table:formula="of:=CONCATENATE( &quot;    { &quot;;TEXT([.A35];&quot;###&quot;);&quot;, &quot;; TEXT([.C35];&quot;####&quot;);&quot;}, &quot;)" office:value-type="string" office:string-value="    { 25, 18310}, " calcext:value-type="string">
            <text:p><text:s text:c="4"/>{ 25, 18310}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20" calcext:value-type="float">
            <text:p>1820</text:p>
          </table:table-cell>
          <table:table-cell table:formula="of:=[.B36]*10" office:value-type="float" office:value="18200" calcext:value-type="float">
            <text:p>18200</text:p>
          </table:table-cell>
          <table:table-cell table:formula="of:=CONCATENATE( &quot;    { &quot;;TEXT([.A36];&quot;###&quot;);&quot;, &quot;; TEXT([.C36];&quot;####&quot;);&quot;}, &quot;)" office:value-type="string" office:string-value="    { 26, 18200}, " calcext:value-type="string">
            <text:p><text:s text:c="4"/>{ 26, 18200}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0" calcext:value-type="float">
            <text:p>1810</text:p>
          </table:table-cell>
          <table:table-cell table:formula="of:=[.B37]*10" office:value-type="float" office:value="18100" calcext:value-type="float">
            <text:p>18100</text:p>
          </table:table-cell>
          <table:table-cell table:formula="of:=CONCATENATE( &quot;    { &quot;;TEXT([.A37];&quot;###&quot;);&quot;, &quot;; TEXT([.C37];&quot;####&quot;);&quot;}, &quot;)" office:value-type="string" office:string-value="    { 27, 18100}, " calcext:value-type="string">
            <text:p><text:s text:c="4"/>{ 27, 18100}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9" calcext:value-type="float">
            <text:p>1799</text:p>
          </table:table-cell>
          <table:table-cell table:formula="of:=[.B38]*10" office:value-type="float" office:value="17990" calcext:value-type="float">
            <text:p>17990</text:p>
          </table:table-cell>
          <table:table-cell table:formula="of:=CONCATENATE( &quot;    { &quot;;TEXT([.A38];&quot;###&quot;);&quot;, &quot;; TEXT([.C38];&quot;####&quot;);&quot;}, &quot;)" office:value-type="string" office:string-value="    { 28, 17990}, " calcext:value-type="string">
            <text:p><text:s text:c="4"/>{ 28, 17990}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88" calcext:value-type="float">
            <text:p>1788</text:p>
          </table:table-cell>
          <table:table-cell table:formula="of:=[.B39]*10" office:value-type="float" office:value="17880" calcext:value-type="float">
            <text:p>17880</text:p>
          </table:table-cell>
          <table:table-cell table:formula="of:=CONCATENATE( &quot;    { &quot;;TEXT([.A39];&quot;###&quot;);&quot;, &quot;; TEXT([.C39];&quot;####&quot;);&quot;}, &quot;)" office:value-type="string" office:string-value="    { 29, 17880}, " calcext:value-type="string">
            <text:p><text:s text:c="4"/>{ 29, 17880}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7" calcext:value-type="float">
            <text:p>1777</text:p>
          </table:table-cell>
          <table:table-cell table:formula="of:=[.B40]*10" office:value-type="float" office:value="17770" calcext:value-type="float">
            <text:p>17770</text:p>
          </table:table-cell>
          <table:table-cell table:formula="of:=CONCATENATE( &quot;    { &quot;;TEXT([.A40];&quot;###&quot;);&quot;, &quot;; TEXT([.C40];&quot;####&quot;);&quot;}, &quot;)" office:value-type="string" office:string-value="    { 30, 17770}, " calcext:value-type="string">
            <text:p><text:s text:c="4"/>{ 30, 17770},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6" calcext:value-type="float">
            <text:p>1766</text:p>
          </table:table-cell>
          <table:table-cell table:formula="of:=[.B41]*10" office:value-type="float" office:value="17660" calcext:value-type="float">
            <text:p>17660</text:p>
          </table:table-cell>
          <table:table-cell table:formula="of:=CONCATENATE( &quot;    { &quot;;TEXT([.A41];&quot;###&quot;);&quot;, &quot;; TEXT([.C41];&quot;####&quot;);&quot;}, &quot;)" office:value-type="string" office:string-value="    { 31, 17660}, " calcext:value-type="string">
            <text:p><text:s text:c="4"/>{ 31, 17660},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6" calcext:value-type="float">
            <text:p>1756</text:p>
          </table:table-cell>
          <table:table-cell table:formula="of:=[.B42]*10" office:value-type="float" office:value="17560" calcext:value-type="float">
            <text:p>17560</text:p>
          </table:table-cell>
          <table:table-cell table:formula="of:=CONCATENATE( &quot;    { &quot;;TEXT([.A42];&quot;###&quot;);&quot;, &quot;; TEXT([.C42];&quot;####&quot;);&quot;}, &quot;)" office:value-type="string" office:string-value="    { 32, 17560}, " calcext:value-type="string">
            <text:p><text:s text:c="4"/>{ 32, 17560},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5" calcext:value-type="float">
            <text:p>1745</text:p>
          </table:table-cell>
          <table:table-cell table:formula="of:=[.B43]*10" office:value-type="float" office:value="17450" calcext:value-type="float">
            <text:p>17450</text:p>
          </table:table-cell>
          <table:table-cell table:formula="of:=CONCATENATE( &quot;    { &quot;;TEXT([.A43];&quot;###&quot;);&quot;, &quot;; TEXT([.C43];&quot;####&quot;);&quot;}, &quot;)" office:value-type="string" office:string-value="    { 33, 17450}, " calcext:value-type="string">
            <text:p><text:s text:c="4"/>{ 33, 17450},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34" calcext:value-type="float">
            <text:p>1734</text:p>
          </table:table-cell>
          <table:table-cell table:formula="of:=[.B44]*10" office:value-type="float" office:value="17340" calcext:value-type="float">
            <text:p>17340</text:p>
          </table:table-cell>
          <table:table-cell table:formula="of:=CONCATENATE( &quot;    { &quot;;TEXT([.A44];&quot;###&quot;);&quot;, &quot;; TEXT([.C44];&quot;####&quot;);&quot;}, &quot;)" office:value-type="string" office:string-value="    { 34, 17340}, " calcext:value-type="string">
            <text:p><text:s text:c="4"/>{ 34, 17340},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23" calcext:value-type="float">
            <text:p>1723</text:p>
          </table:table-cell>
          <table:table-cell table:formula="of:=[.B45]*10" office:value-type="float" office:value="17230" calcext:value-type="float">
            <text:p>17230</text:p>
          </table:table-cell>
          <table:table-cell table:formula="of:=CONCATENATE( &quot;    { &quot;;TEXT([.A45];&quot;###&quot;);&quot;, &quot;; TEXT([.C45];&quot;####&quot;);&quot;}, &quot;)" office:value-type="string" office:string-value="    { 35, 17230}, " calcext:value-type="string">
            <text:p><text:s text:c="4"/>{ 35, 17230},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12" calcext:value-type="float">
            <text:p>1712</text:p>
          </table:table-cell>
          <table:table-cell table:formula="of:=[.B46]*10" office:value-type="float" office:value="17120" calcext:value-type="float">
            <text:p>17120</text:p>
          </table:table-cell>
          <table:table-cell table:formula="of:=CONCATENATE( &quot;    { &quot;;TEXT([.A46];&quot;###&quot;);&quot;, &quot;; TEXT([.C46];&quot;####&quot;);&quot;}, &quot;)" office:value-type="string" office:string-value="    { 36, 17120}, " calcext:value-type="string">
            <text:p><text:s text:c="4"/>{ 36, 17120},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1" calcext:value-type="float">
            <text:p>1701</text:p>
          </table:table-cell>
          <table:table-cell table:formula="of:=[.B47]*10" office:value-type="float" office:value="17010" calcext:value-type="float">
            <text:p>17010</text:p>
          </table:table-cell>
          <table:table-cell table:formula="of:=CONCATENATE( &quot;    { &quot;;TEXT([.A47];&quot;###&quot;);&quot;, &quot;; TEXT([.C47];&quot;####&quot;);&quot;}, &quot;)" office:value-type="string" office:string-value="    { 37, 17010}, " calcext:value-type="string">
            <text:p><text:s text:c="4"/>{ 37, 17010},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90" calcext:value-type="float">
            <text:p>1690</text:p>
          </table:table-cell>
          <table:table-cell table:formula="of:=[.B48]*10" office:value-type="float" office:value="16900" calcext:value-type="float">
            <text:p>16900</text:p>
          </table:table-cell>
          <table:table-cell table:formula="of:=CONCATENATE( &quot;    { &quot;;TEXT([.A48];&quot;###&quot;);&quot;, &quot;; TEXT([.C48];&quot;####&quot;);&quot;}, &quot;)" office:value-type="string" office:string-value="    { 38, 16900}, " calcext:value-type="string">
            <text:p><text:s text:c="4"/>{ 38, 16900},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79" calcext:value-type="float">
            <text:p>1679</text:p>
          </table:table-cell>
          <table:table-cell table:formula="of:=[.B49]*10" office:value-type="float" office:value="16790" calcext:value-type="float">
            <text:p>16790</text:p>
          </table:table-cell>
          <table:table-cell table:formula="of:=CONCATENATE( &quot;    { &quot;;TEXT([.A49];&quot;###&quot;);&quot;, &quot;; TEXT([.C49];&quot;####&quot;);&quot;}, &quot;)" office:value-type="string" office:string-value="    { 39, 16790}, " calcext:value-type="string">
            <text:p><text:s text:c="4"/>{ 39, 16790},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8" calcext:value-type="float">
            <text:p>1668</text:p>
          </table:table-cell>
          <table:table-cell table:formula="of:=[.B50]*10" office:value-type="float" office:value="16680" calcext:value-type="float">
            <text:p>16680</text:p>
          </table:table-cell>
          <table:table-cell table:formula="of:=CONCATENATE( &quot;    { &quot;;TEXT([.A50];&quot;###&quot;);&quot;, &quot;; TEXT([.C50];&quot;####&quot;);&quot;}, &quot;)" office:value-type="string" office:string-value="    { 40, 16680}, " calcext:value-type="string">
            <text:p><text:s text:c="4"/>{ 40, 16680}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7" calcext:value-type="float">
            <text:p>1657</text:p>
          </table:table-cell>
          <table:table-cell table:formula="of:=[.B51]*10" office:value-type="float" office:value="16570" calcext:value-type="float">
            <text:p>16570</text:p>
          </table:table-cell>
          <table:table-cell table:formula="of:=CONCATENATE( &quot;    { &quot;;TEXT([.A51];&quot;###&quot;);&quot;, &quot;; TEXT([.C51];&quot;####&quot;);&quot;}, &quot;)" office:value-type="string" office:string-value="    { 41, 16570}, " calcext:value-type="string">
            <text:p><text:s text:c="4"/>{ 41, 16570},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46" calcext:value-type="float">
            <text:p>1646</text:p>
          </table:table-cell>
          <table:table-cell table:formula="of:=[.B52]*10" office:value-type="float" office:value="16460" calcext:value-type="float">
            <text:p>16460</text:p>
          </table:table-cell>
          <table:table-cell table:formula="of:=CONCATENATE( &quot;    { &quot;;TEXT([.A52];&quot;###&quot;);&quot;, &quot;; TEXT([.C52];&quot;####&quot;);&quot;}, &quot;)" office:value-type="string" office:string-value="    { 42, 16460}, " calcext:value-type="string">
            <text:p><text:s text:c="4"/>{ 42, 16460},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5" calcext:value-type="float">
            <text:p>1635</text:p>
          </table:table-cell>
          <table:table-cell table:formula="of:=[.B53]*10" office:value-type="float" office:value="16350" calcext:value-type="float">
            <text:p>16350</text:p>
          </table:table-cell>
          <table:table-cell table:formula="of:=CONCATENATE( &quot;    { &quot;;TEXT([.A53];&quot;###&quot;);&quot;, &quot;; TEXT([.C53];&quot;####&quot;);&quot;}, &quot;)" office:value-type="string" office:string-value="    { 43, 16350}, " calcext:value-type="string">
            <text:p><text:s text:c="4"/>{ 43, 16350},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24" calcext:value-type="float">
            <text:p>1624</text:p>
          </table:table-cell>
          <table:table-cell table:formula="of:=[.B54]*10" office:value-type="float" office:value="16240" calcext:value-type="float">
            <text:p>16240</text:p>
          </table:table-cell>
          <table:table-cell table:formula="of:=CONCATENATE( &quot;    { &quot;;TEXT([.A54];&quot;###&quot;);&quot;, &quot;; TEXT([.C54];&quot;####&quot;);&quot;}, &quot;)" office:value-type="string" office:string-value="    { 44, 16240}, " calcext:value-type="string">
            <text:p><text:s text:c="4"/>{ 44, 16240},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3" calcext:value-type="float">
            <text:p>1613</text:p>
          </table:table-cell>
          <table:table-cell table:formula="of:=[.B55]*10" office:value-type="float" office:value="16130" calcext:value-type="float">
            <text:p>16130</text:p>
          </table:table-cell>
          <table:table-cell table:formula="of:=CONCATENATE( &quot;    { &quot;;TEXT([.A55];&quot;###&quot;);&quot;, &quot;; TEXT([.C55];&quot;####&quot;);&quot;}, &quot;)" office:value-type="string" office:string-value="    { 45, 16130}, " calcext:value-type="string">
            <text:p><text:s text:c="4"/>{ 45, 16130},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2" calcext:value-type="float">
            <text:p>1602</text:p>
          </table:table-cell>
          <table:table-cell table:formula="of:=[.B56]*10" office:value-type="float" office:value="16020" calcext:value-type="float">
            <text:p>16020</text:p>
          </table:table-cell>
          <table:table-cell table:formula="of:=CONCATENATE( &quot;    { &quot;;TEXT([.A56];&quot;###&quot;);&quot;, &quot;; TEXT([.C56];&quot;####&quot;);&quot;}, &quot;)" office:value-type="string" office:string-value="    { 46, 16020}, " calcext:value-type="string">
            <text:p><text:s text:c="4"/>{ 46, 16020},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1" calcext:value-type="float">
            <text:p>1591</text:p>
          </table:table-cell>
          <table:table-cell table:formula="of:=[.B57]*10" office:value-type="float" office:value="15910" calcext:value-type="float">
            <text:p>15910</text:p>
          </table:table-cell>
          <table:table-cell table:formula="of:=CONCATENATE( &quot;    { &quot;;TEXT([.A57];&quot;###&quot;);&quot;, &quot;; TEXT([.C57];&quot;####&quot;);&quot;}, &quot;)" office:value-type="string" office:string-value="    { 47, 15910}, " calcext:value-type="string">
            <text:p><text:s text:c="4"/>{ 47, 15910},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0" calcext:value-type="float">
            <text:p>1580</text:p>
          </table:table-cell>
          <table:table-cell table:formula="of:=[.B58]*10" office:value-type="float" office:value="15800" calcext:value-type="float">
            <text:p>15800</text:p>
          </table:table-cell>
          <table:table-cell table:formula="of:=CONCATENATE( &quot;    { &quot;;TEXT([.A58];&quot;###&quot;);&quot;, &quot;; TEXT([.C58];&quot;####&quot;);&quot;}, &quot;)" office:value-type="string" office:string-value="    { 48, 15800}, " calcext:value-type="string">
            <text:p><text:s text:c="4"/>{ 48, 15800},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9" calcext:value-type="float">
            <text:p>1569</text:p>
          </table:table-cell>
          <table:table-cell table:formula="of:=[.B59]*10" office:value-type="float" office:value="15690" calcext:value-type="float">
            <text:p>15690</text:p>
          </table:table-cell>
          <table:table-cell table:formula="of:=CONCATENATE( &quot;    { &quot;;TEXT([.A59];&quot;###&quot;);&quot;, &quot;; TEXT([.C59];&quot;####&quot;);&quot;}, &quot;)" office:value-type="string" office:string-value="    { 49, 15690}, " calcext:value-type="string">
            <text:p><text:s text:c="4"/>{ 49, 15690},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8" calcext:value-type="float">
            <text:p>1558</text:p>
          </table:table-cell>
          <table:table-cell table:formula="of:=[.B60]*10" office:value-type="float" office:value="15580" calcext:value-type="float">
            <text:p>15580</text:p>
          </table:table-cell>
          <table:table-cell table:formula="of:=CONCATENATE( &quot;    { &quot;;TEXT([.A60];&quot;###&quot;);&quot;, &quot;; TEXT([.C60];&quot;####&quot;);&quot;}, &quot;)" office:value-type="string" office:string-value="    { 50, 15580}, " calcext:value-type="string">
            <text:p><text:s text:c="4"/>{ 50, 15580},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47" calcext:value-type="float">
            <text:p>1547</text:p>
          </table:table-cell>
          <table:table-cell table:formula="of:=[.B61]*10" office:value-type="float" office:value="15470" calcext:value-type="float">
            <text:p>15470</text:p>
          </table:table-cell>
          <table:table-cell table:formula="of:=CONCATENATE( &quot;    { &quot;;TEXT([.A61];&quot;###&quot;);&quot;, &quot;; TEXT([.C61];&quot;####&quot;);&quot;}, &quot;)" office:value-type="string" office:string-value="    { 51, 15470}, " calcext:value-type="string">
            <text:p><text:s text:c="4"/>{ 51, 15470},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36" calcext:value-type="float">
            <text:p>1536</text:p>
          </table:table-cell>
          <table:table-cell table:formula="of:=[.B62]*10" office:value-type="float" office:value="15360" calcext:value-type="float">
            <text:p>15360</text:p>
          </table:table-cell>
          <table:table-cell table:formula="of:=CONCATENATE( &quot;    { &quot;;TEXT([.A62];&quot;###&quot;);&quot;, &quot;; TEXT([.C62];&quot;####&quot;);&quot;}, &quot;)" office:value-type="string" office:string-value="    { 52, 15360}, " calcext:value-type="string">
            <text:p><text:s text:c="4"/>{ 52, 15360},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25" calcext:value-type="float">
            <text:p>1525</text:p>
          </table:table-cell>
          <table:table-cell table:formula="of:=[.B63]*10" office:value-type="float" office:value="15250" calcext:value-type="float">
            <text:p>15250</text:p>
          </table:table-cell>
          <table:table-cell table:formula="of:=CONCATENATE( &quot;    { &quot;;TEXT([.A63];&quot;###&quot;);&quot;, &quot;; TEXT([.C63];&quot;####&quot;);&quot;}, &quot;)" office:value-type="string" office:string-value="    { 53, 15250}, " calcext:value-type="string">
            <text:p><text:s text:c="4"/>{ 53, 15250},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14" calcext:value-type="float">
            <text:p>1514</text:p>
          </table:table-cell>
          <table:table-cell table:formula="of:=[.B64]*10" office:value-type="float" office:value="15140" calcext:value-type="float">
            <text:p>15140</text:p>
          </table:table-cell>
          <table:table-cell table:formula="of:=CONCATENATE( &quot;    { &quot;;TEXT([.A64];&quot;###&quot;);&quot;, &quot;; TEXT([.C64];&quot;####&quot;);&quot;}, &quot;)" office:value-type="string" office:string-value="    { 54, 15140}, " calcext:value-type="string">
            <text:p><text:s text:c="4"/>{ 54, 15140},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3" calcext:value-type="float">
            <text:p>1503</text:p>
          </table:table-cell>
          <table:table-cell table:formula="of:=[.B65]*10" office:value-type="float" office:value="15030" calcext:value-type="float">
            <text:p>15030</text:p>
          </table:table-cell>
          <table:table-cell table:formula="of:=CONCATENATE( &quot;    { &quot;;TEXT([.A65];&quot;###&quot;);&quot;, &quot;; TEXT([.C65];&quot;####&quot;);&quot;}, &quot;)" office:value-type="string" office:string-value="    { 55, 15030}, " calcext:value-type="string">
            <text:p><text:s text:c="4"/>{ 55, 15030},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2" calcext:value-type="float">
            <text:p>1492</text:p>
          </table:table-cell>
          <table:table-cell table:formula="of:=[.B66]*10" office:value-type="float" office:value="14920" calcext:value-type="float">
            <text:p>14920</text:p>
          </table:table-cell>
          <table:table-cell table:formula="of:=CONCATENATE( &quot;    { &quot;;TEXT([.A66];&quot;###&quot;);&quot;, &quot;; TEXT([.C66];&quot;####&quot;);&quot;}, &quot;)" office:value-type="string" office:string-value="    { 56, 14920}, " calcext:value-type="string">
            <text:p><text:s text:c="4"/>{ 56, 14920},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1" calcext:value-type="float">
            <text:p>1481</text:p>
          </table:table-cell>
          <table:table-cell table:formula="of:=[.B67]*10" office:value-type="float" office:value="14810" calcext:value-type="float">
            <text:p>14810</text:p>
          </table:table-cell>
          <table:table-cell table:formula="of:=CONCATENATE( &quot;    { &quot;;TEXT([.A67];&quot;###&quot;);&quot;, &quot;; TEXT([.C67];&quot;####&quot;);&quot;}, &quot;)" office:value-type="string" office:string-value="    { 57, 14810}, " calcext:value-type="string">
            <text:p><text:s text:c="4"/>{ 57, 14810},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70" calcext:value-type="float">
            <text:p>1470</text:p>
          </table:table-cell>
          <table:table-cell table:formula="of:=[.B68]*10" office:value-type="float" office:value="14700" calcext:value-type="float">
            <text:p>14700</text:p>
          </table:table-cell>
          <table:table-cell table:formula="of:=CONCATENATE( &quot;    { &quot;;TEXT([.A68];&quot;###&quot;);&quot;, &quot;; TEXT([.C68];&quot;####&quot;);&quot;}, &quot;)" office:value-type="string" office:string-value="    { 58, 14700}, " calcext:value-type="string">
            <text:p><text:s text:c="4"/>{ 58, 14700},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9" calcext:value-type="float">
            <text:p>1459</text:p>
          </table:table-cell>
          <table:table-cell table:formula="of:=[.B69]*10" office:value-type="float" office:value="14590" calcext:value-type="float">
            <text:p>14590</text:p>
          </table:table-cell>
          <table:table-cell table:formula="of:=CONCATENATE( &quot;    { &quot;;TEXT([.A69];&quot;###&quot;);&quot;, &quot;; TEXT([.C69];&quot;####&quot;);&quot;}, &quot;)" office:value-type="string" office:string-value="    { 59, 14590}, " calcext:value-type="string">
            <text:p><text:s text:c="4"/>{ 59, 14590},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8" calcext:value-type="float">
            <text:p>1448</text:p>
          </table:table-cell>
          <table:table-cell table:formula="of:=[.B70]*10" office:value-type="float" office:value="14480" calcext:value-type="float">
            <text:p>14480</text:p>
          </table:table-cell>
          <table:table-cell table:formula="of:=CONCATENATE( &quot;    { &quot;;TEXT([.A70];&quot;###&quot;);&quot;, &quot;; TEXT([.C70];&quot;####&quot;);&quot;}, &quot;)" office:value-type="string" office:string-value="    { 60, 14480}, " calcext:value-type="string">
            <text:p><text:s text:c="4"/>{ 60, 14480},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6" calcext:value-type="float">
            <text:p>1436</text:p>
          </table:table-cell>
          <table:table-cell table:formula="of:=[.B71]*10" office:value-type="float" office:value="14360" calcext:value-type="float">
            <text:p>14360</text:p>
          </table:table-cell>
          <table:table-cell table:formula="of:=CONCATENATE( &quot;    { &quot;;TEXT([.A71];&quot;###&quot;);&quot;, &quot;; TEXT([.C71];&quot;####&quot;);&quot;}, &quot;)" office:value-type="string" office:string-value="    { 61, 14360}, " calcext:value-type="string">
            <text:p><text:s text:c="4"/>{ 61, 14360},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25" calcext:value-type="float">
            <text:p>1425</text:p>
          </table:table-cell>
          <table:table-cell table:formula="of:=[.B72]*10" office:value-type="float" office:value="14250" calcext:value-type="float">
            <text:p>14250</text:p>
          </table:table-cell>
          <table:table-cell table:formula="of:=CONCATENATE( &quot;    { &quot;;TEXT([.A72];&quot;###&quot;);&quot;, &quot;; TEXT([.C72];&quot;####&quot;);&quot;}, &quot;)" office:value-type="string" office:string-value="    { 62, 14250}, " calcext:value-type="string">
            <text:p><text:s text:c="4"/>{ 62, 14250},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14" calcext:value-type="float">
            <text:p>1414</text:p>
          </table:table-cell>
          <table:table-cell table:formula="of:=[.B73]*10" office:value-type="float" office:value="14140" calcext:value-type="float">
            <text:p>14140</text:p>
          </table:table-cell>
          <table:table-cell table:formula="of:=CONCATENATE( &quot;    { &quot;;TEXT([.A73];&quot;###&quot;);&quot;, &quot;; TEXT([.C73];&quot;####&quot;);&quot;}, &quot;)" office:value-type="string" office:string-value="    { 63, 14140}, " calcext:value-type="string">
            <text:p><text:s text:c="4"/>{ 63, 14140},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3" calcext:value-type="float">
            <text:p>1403</text:p>
          </table:table-cell>
          <table:table-cell table:formula="of:=[.B74]*10" office:value-type="float" office:value="14030" calcext:value-type="float">
            <text:p>14030</text:p>
          </table:table-cell>
          <table:table-cell table:formula="of:=CONCATENATE( &quot;    { &quot;;TEXT([.A74];&quot;###&quot;);&quot;, &quot;; TEXT([.C74];&quot;####&quot;);&quot;}, &quot;)" office:value-type="string" office:string-value="    { 64, 14030}, " calcext:value-type="string">
            <text:p><text:s text:c="4"/>{ 64, 14030},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1" calcext:value-type="float">
            <text:p>1391</text:p>
          </table:table-cell>
          <table:table-cell table:formula="of:=[.B75]*10" office:value-type="float" office:value="13910" calcext:value-type="float">
            <text:p>13910</text:p>
          </table:table-cell>
          <table:table-cell table:formula="of:=CONCATENATE( &quot;    { &quot;;TEXT([.A75];&quot;###&quot;);&quot;, &quot;; TEXT([.C75];&quot;####&quot;);&quot;}, &quot;)" office:value-type="string" office:string-value="    { 65, 13910}, " calcext:value-type="string">
            <text:p><text:s text:c="4"/>{ 65, 13910},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0" calcext:value-type="float">
            <text:p>1380</text:p>
          </table:table-cell>
          <table:table-cell table:formula="of:=[.B76]*10" office:value-type="float" office:value="13800" calcext:value-type="float">
            <text:p>13800</text:p>
          </table:table-cell>
          <table:table-cell table:formula="of:=CONCATENATE( &quot;    { &quot;;TEXT([.A76];&quot;###&quot;);&quot;, &quot;; TEXT([.C76];&quot;####&quot;);&quot;}, &quot;)" office:value-type="string" office:string-value="    { 66, 13800}, " calcext:value-type="string">
            <text:p><text:s text:c="4"/>{ 66, 13800},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" calcext:value-type="float">
            <text:p>1369</text:p>
          </table:table-cell>
          <table:table-cell table:formula="of:=[.B77]*10" office:value-type="float" office:value="13690" calcext:value-type="float">
            <text:p>13690</text:p>
          </table:table-cell>
          <table:table-cell table:formula="of:=CONCATENATE( &quot;    { &quot;;TEXT([.A77];&quot;###&quot;);&quot;, &quot;; TEXT([.C77];&quot;####&quot;);&quot;}, &quot;)" office:value-type="string" office:string-value="    { 67, 13690}, " calcext:value-type="string">
            <text:p><text:s text:c="4"/>{ 67, 13690},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58" calcext:value-type="float">
            <text:p>1358</text:p>
          </table:table-cell>
          <table:table-cell table:formula="of:=[.B78]*10" office:value-type="float" office:value="13580" calcext:value-type="float">
            <text:p>13580</text:p>
          </table:table-cell>
          <table:table-cell table:formula="of:=CONCATENATE( &quot;    { &quot;;TEXT([.A78];&quot;###&quot;);&quot;, &quot;; TEXT([.C78];&quot;####&quot;);&quot;}, &quot;)" office:value-type="string" office:string-value="    { 68, 13580}, " calcext:value-type="string">
            <text:p><text:s text:c="4"/>{ 68, 13580},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46" calcext:value-type="float">
            <text:p>1346</text:p>
          </table:table-cell>
          <table:table-cell table:formula="of:=[.B79]*10" office:value-type="float" office:value="13460" calcext:value-type="float">
            <text:p>13460</text:p>
          </table:table-cell>
          <table:table-cell table:formula="of:=CONCATENATE( &quot;    { &quot;;TEXT([.A79];&quot;###&quot;);&quot;, &quot;; TEXT([.C79];&quot;####&quot;);&quot;}, &quot;)" office:value-type="string" office:string-value="    { 69, 13460}, " calcext:value-type="string">
            <text:p><text:s text:c="4"/>{ 69, 13460},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5" calcext:value-type="float">
            <text:p>1335</text:p>
          </table:table-cell>
          <table:table-cell table:formula="of:=[.B80]*10" office:value-type="float" office:value="13350" calcext:value-type="float">
            <text:p>13350</text:p>
          </table:table-cell>
          <table:table-cell table:formula="of:=CONCATENATE( &quot;    { &quot;;TEXT([.A80];&quot;###&quot;);&quot;, &quot;; TEXT([.C80];&quot;####&quot;);&quot;}, &quot;)" office:value-type="string" office:string-value="    { 70, 13350}, " calcext:value-type="string">
            <text:p><text:s text:c="4"/>{ 70, 13350},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24" calcext:value-type="float">
            <text:p>1324</text:p>
          </table:table-cell>
          <table:table-cell table:formula="of:=[.B81]*10" office:value-type="float" office:value="13240" calcext:value-type="float">
            <text:p>13240</text:p>
          </table:table-cell>
          <table:table-cell table:formula="of:=CONCATENATE( &quot;    { &quot;;TEXT([.A81];&quot;###&quot;);&quot;, &quot;; TEXT([.C81];&quot;####&quot;);&quot;}, &quot;)" office:value-type="string" office:string-value="    { 71, 13240}, " calcext:value-type="string">
            <text:p><text:s text:c="4"/>{ 71, 13240},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13" calcext:value-type="float">
            <text:p>1313</text:p>
          </table:table-cell>
          <table:table-cell table:formula="of:=[.B82]*10" office:value-type="float" office:value="13130" calcext:value-type="float">
            <text:p>13130</text:p>
          </table:table-cell>
          <table:table-cell table:formula="of:=CONCATENATE( &quot;    { &quot;;TEXT([.A82];&quot;###&quot;);&quot;, &quot;; TEXT([.C82];&quot;####&quot;);&quot;}, &quot;)" office:value-type="string" office:string-value="    { 72, 13130}, " calcext:value-type="string">
            <text:p><text:s text:c="4"/>{ 72, 13130},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1" calcext:value-type="float">
            <text:p>1301</text:p>
          </table:table-cell>
          <table:table-cell table:formula="of:=[.B83]*10" office:value-type="float" office:value="13010" calcext:value-type="float">
            <text:p>13010</text:p>
          </table:table-cell>
          <table:table-cell table:formula="of:=CONCATENATE( &quot;    { &quot;;TEXT([.A83];&quot;###&quot;);&quot;, &quot;; TEXT([.C83];&quot;####&quot;);&quot;}, &quot;)" office:value-type="string" office:string-value="    { 73, 13010}, " calcext:value-type="string">
            <text:p><text:s text:c="4"/>{ 73, 13010},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90" calcext:value-type="float">
            <text:p>1290</text:p>
          </table:table-cell>
          <table:table-cell table:formula="of:=[.B84]*10" office:value-type="float" office:value="12900" calcext:value-type="float">
            <text:p>12900</text:p>
          </table:table-cell>
          <table:table-cell table:formula="of:=CONCATENATE( &quot;    { &quot;;TEXT([.A84];&quot;###&quot;);&quot;, &quot;; TEXT([.C84];&quot;####&quot;);&quot;}, &quot;)" office:value-type="string" office:string-value="    { 74, 12900}, " calcext:value-type="string">
            <text:p><text:s text:c="4"/>{ 74, 12900}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9" calcext:value-type="float">
            <text:p>1279</text:p>
          </table:table-cell>
          <table:table-cell table:formula="of:=[.B85]*10" office:value-type="float" office:value="12790" calcext:value-type="float">
            <text:p>12790</text:p>
          </table:table-cell>
          <table:table-cell table:formula="of:=CONCATENATE( &quot;    { &quot;;TEXT([.A85];&quot;###&quot;);&quot;, &quot;; TEXT([.C85];&quot;####&quot;);&quot;}, &quot;)" office:value-type="string" office:string-value="    { 75, 12790}, " calcext:value-type="string">
            <text:p><text:s text:c="4"/>{ 75, 12790},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8" calcext:value-type="float">
            <text:p>1268</text:p>
          </table:table-cell>
          <table:table-cell table:formula="of:=[.B86]*10" office:value-type="float" office:value="12680" calcext:value-type="float">
            <text:p>12680</text:p>
          </table:table-cell>
          <table:table-cell table:formula="of:=CONCATENATE( &quot;    { &quot;;TEXT([.A86];&quot;###&quot;);&quot;, &quot;; TEXT([.C86];&quot;####&quot;);&quot;}, &quot;)" office:value-type="string" office:string-value="    { 76, 12680}, " calcext:value-type="string">
            <text:p><text:s text:c="4"/>{ 76, 12680},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57" calcext:value-type="float">
            <text:p>1257</text:p>
          </table:table-cell>
          <table:table-cell table:formula="of:=[.B87]*10" office:value-type="float" office:value="12570" calcext:value-type="float">
            <text:p>12570</text:p>
          </table:table-cell>
          <table:table-cell table:formula="of:=CONCATENATE( &quot;    { &quot;;TEXT([.A87];&quot;###&quot;);&quot;, &quot;; TEXT([.C87];&quot;####&quot;);&quot;}, &quot;)" office:value-type="string" office:string-value="    { 77, 12570}, " calcext:value-type="string">
            <text:p><text:s text:c="4"/>{ 77, 12570},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45" calcext:value-type="float">
            <text:p>1245</text:p>
          </table:table-cell>
          <table:table-cell table:formula="of:=[.B88]*10" office:value-type="float" office:value="12450" calcext:value-type="float">
            <text:p>12450</text:p>
          </table:table-cell>
          <table:table-cell table:formula="of:=CONCATENATE( &quot;    { &quot;;TEXT([.A88];&quot;###&quot;);&quot;, &quot;; TEXT([.C88];&quot;####&quot;);&quot;}, &quot;)" office:value-type="string" office:string-value="    { 78, 12450}, " calcext:value-type="string">
            <text:p><text:s text:c="4"/>{ 78, 12450},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34" calcext:value-type="float">
            <text:p>1234</text:p>
          </table:table-cell>
          <table:table-cell table:formula="of:=[.B89]*10" office:value-type="float" office:value="12340" calcext:value-type="float">
            <text:p>12340</text:p>
          </table:table-cell>
          <table:table-cell table:formula="of:=CONCATENATE( &quot;    { &quot;;TEXT([.A89];&quot;###&quot;);&quot;, &quot;; TEXT([.C89];&quot;####&quot;);&quot;}, &quot;)" office:value-type="string" office:string-value="    { 79, 12340}, " calcext:value-type="string">
            <text:p><text:s text:c="4"/>{ 79, 12340},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3" calcext:value-type="float">
            <text:p>1223</text:p>
          </table:table-cell>
          <table:table-cell table:formula="of:=[.B90]*10" office:value-type="float" office:value="12230" calcext:value-type="float">
            <text:p>12230</text:p>
          </table:table-cell>
          <table:table-cell table:formula="of:=CONCATENATE( &quot;    { &quot;;TEXT([.A90];&quot;###&quot;);&quot;, &quot;; TEXT([.C90];&quot;####&quot;);&quot;}, &quot;)" office:value-type="string" office:string-value="    { 80, 12230}, " calcext:value-type="string">
            <text:p><text:s text:c="4"/>{ 80, 12230},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2" calcext:value-type="float">
            <text:p>1212</text:p>
          </table:table-cell>
          <table:table-cell table:formula="of:=[.B91]*10" office:value-type="float" office:value="12120" calcext:value-type="float">
            <text:p>12120</text:p>
          </table:table-cell>
          <table:table-cell table:formula="of:=CONCATENATE( &quot;    { &quot;;TEXT([.A91];&quot;###&quot;);&quot;, &quot;; TEXT([.C91];&quot;####&quot;);&quot;}, &quot;)" office:value-type="string" office:string-value="    { 81, 12120}, " calcext:value-type="string">
            <text:p><text:s text:c="4"/>{ 81, 12120},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1" calcext:value-type="float">
            <text:p>1201</text:p>
          </table:table-cell>
          <table:table-cell table:formula="of:=[.B92]*10" office:value-type="float" office:value="12010" calcext:value-type="float">
            <text:p>12010</text:p>
          </table:table-cell>
          <table:table-cell table:formula="of:=CONCATENATE( &quot;    { &quot;;TEXT([.A92];&quot;###&quot;);&quot;, &quot;; TEXT([.C92];&quot;####&quot;);&quot;}, &quot;)" office:value-type="string" office:string-value="    { 82, 12010}, " calcext:value-type="string">
            <text:p><text:s text:c="4"/>{ 82, 12010},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9" calcext:value-type="float">
            <text:p>1189</text:p>
          </table:table-cell>
          <table:table-cell table:formula="of:=[.B93]*10" office:value-type="float" office:value="11890" calcext:value-type="float">
            <text:p>11890</text:p>
          </table:table-cell>
          <table:table-cell table:formula="of:=CONCATENATE( &quot;    { &quot;;TEXT([.A93];&quot;###&quot;);&quot;, &quot;; TEXT([.C93];&quot;####&quot;);&quot;}, &quot;)" office:value-type="string" office:string-value="    { 83, 11890}, " calcext:value-type="string">
            <text:p><text:s text:c="4"/>{ 83, 11890},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8" calcext:value-type="float">
            <text:p>1178</text:p>
          </table:table-cell>
          <table:table-cell table:formula="of:=[.B94]*10" office:value-type="float" office:value="11780" calcext:value-type="float">
            <text:p>11780</text:p>
          </table:table-cell>
          <table:table-cell table:formula="of:=CONCATENATE( &quot;    { &quot;;TEXT([.A94];&quot;###&quot;);&quot;, &quot;; TEXT([.C94];&quot;####&quot;);&quot;}, &quot;)" office:value-type="string" office:string-value="    { 84, 11780}, " calcext:value-type="string">
            <text:p><text:s text:c="4"/>{ 84, 11780},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67" calcext:value-type="float">
            <text:p>1167</text:p>
          </table:table-cell>
          <table:table-cell table:formula="of:=[.B95]*10" office:value-type="float" office:value="11670" calcext:value-type="float">
            <text:p>11670</text:p>
          </table:table-cell>
          <table:table-cell table:formula="of:=CONCATENATE( &quot;    { &quot;;TEXT([.A95];&quot;###&quot;);&quot;, &quot;; TEXT([.C95];&quot;####&quot;);&quot;}, &quot;)" office:value-type="string" office:string-value="    { 85, 11670}, " calcext:value-type="string">
            <text:p><text:s text:c="4"/>{ 85, 11670},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55" calcext:value-type="float">
            <text:p>1155</text:p>
          </table:table-cell>
          <table:table-cell table:formula="of:=[.B96]*10" office:value-type="float" office:value="11550" calcext:value-type="float">
            <text:p>11550</text:p>
          </table:table-cell>
          <table:table-cell table:formula="of:=CONCATENATE( &quot;    { &quot;;TEXT([.A96];&quot;###&quot;);&quot;, &quot;; TEXT([.C96];&quot;####&quot;);&quot;}, &quot;)" office:value-type="string" office:string-value="    { 86, 11550}, " calcext:value-type="string">
            <text:p><text:s text:c="4"/>{ 86, 11550},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44" calcext:value-type="float">
            <text:p>1144</text:p>
          </table:table-cell>
          <table:table-cell table:formula="of:=[.B97]*10" office:value-type="float" office:value="11440" calcext:value-type="float">
            <text:p>11440</text:p>
          </table:table-cell>
          <table:table-cell table:formula="of:=CONCATENATE( &quot;    { &quot;;TEXT([.A97];&quot;###&quot;);&quot;, &quot;; TEXT([.C97];&quot;####&quot;);&quot;}, &quot;)" office:value-type="string" office:string-value="    { 87, 11440}, " calcext:value-type="string">
            <text:p><text:s text:c="4"/>{ 87, 11440},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33" calcext:value-type="float">
            <text:p>1133</text:p>
          </table:table-cell>
          <table:table-cell table:formula="of:=[.B98]*10" office:value-type="float" office:value="11330" calcext:value-type="float">
            <text:p>11330</text:p>
          </table:table-cell>
          <table:table-cell table:formula="of:=CONCATENATE( &quot;    { &quot;;TEXT([.A98];&quot;###&quot;);&quot;, &quot;; TEXT([.C98];&quot;####&quot;);&quot;}, &quot;)" office:value-type="string" office:string-value="    { 88, 11330}, " calcext:value-type="string">
            <text:p><text:s text:c="4"/>{ 88, 11330},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2" calcext:value-type="float">
            <text:p>1122</text:p>
          </table:table-cell>
          <table:table-cell table:formula="of:=[.B99]*10" office:value-type="float" office:value="11220" calcext:value-type="float">
            <text:p>11220</text:p>
          </table:table-cell>
          <table:table-cell table:formula="of:=CONCATENATE( &quot;    { &quot;;TEXT([.A99];&quot;###&quot;);&quot;, &quot;; TEXT([.C99];&quot;####&quot;);&quot;}, &quot;)" office:value-type="string" office:string-value="    { 89, 11220}, " calcext:value-type="string">
            <text:p><text:s text:c="4"/>{ 89, 11220},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0" calcext:value-type="float">
            <text:p>1110</text:p>
          </table:table-cell>
          <table:table-cell table:formula="of:=[.B100]*10" office:value-type="float" office:value="11100" calcext:value-type="float">
            <text:p>11100</text:p>
          </table:table-cell>
          <table:table-cell table:formula="of:=CONCATENATE( &quot;    { &quot;;TEXT([.A100];&quot;###&quot;);&quot;, &quot;; TEXT([.C100];&quot;####&quot;);&quot;}, &quot;)" office:value-type="string" office:string-value="    { 90, 11100}, " calcext:value-type="string">
            <text:p><text:s text:c="4"/>{ 90, 11100},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99" calcext:value-type="float">
            <text:p>1099</text:p>
          </table:table-cell>
          <table:table-cell table:formula="of:=[.B101]*10" office:value-type="float" office:value="10990" calcext:value-type="float">
            <text:p>10990</text:p>
          </table:table-cell>
          <table:table-cell table:formula="of:=CONCATENATE( &quot;    { &quot;;TEXT([.A101];&quot;###&quot;);&quot;, &quot;; TEXT([.C101];&quot;####&quot;);&quot;}, &quot;)" office:value-type="string" office:string-value="    { 91, 10990}, " calcext:value-type="string">
            <text:p><text:s text:c="4"/>{ 91, 10990},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8" calcext:value-type="float">
            <text:p>1088</text:p>
          </table:table-cell>
          <table:table-cell table:formula="of:=[.B102]*10" office:value-type="float" office:value="10880" calcext:value-type="float">
            <text:p>10880</text:p>
          </table:table-cell>
          <table:table-cell table:formula="of:=CONCATENATE( &quot;    { &quot;;TEXT([.A102];&quot;###&quot;);&quot;, &quot;; TEXT([.C102];&quot;####&quot;);&quot;}, &quot;)" office:value-type="string" office:string-value="    { 92, 10880}, " calcext:value-type="string">
            <text:p><text:s text:c="4"/>{ 92, 10880},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6" calcext:value-type="float">
            <text:p>1076</text:p>
          </table:table-cell>
          <table:table-cell table:formula="of:=[.B103]*10" office:value-type="float" office:value="10760" calcext:value-type="float">
            <text:p>10760</text:p>
          </table:table-cell>
          <table:table-cell table:formula="of:=CONCATENATE( &quot;    { &quot;;TEXT([.A103];&quot;###&quot;);&quot;, &quot;; TEXT([.C103];&quot;####&quot;);&quot;}, &quot;)" office:value-type="string" office:string-value="    { 93, 10760}, " calcext:value-type="string">
            <text:p><text:s text:c="4"/>{ 93, 10760},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5" calcext:value-type="float">
            <text:p>1065</text:p>
          </table:table-cell>
          <table:table-cell table:formula="of:=[.B104]*10" office:value-type="float" office:value="10650" calcext:value-type="float">
            <text:p>10650</text:p>
          </table:table-cell>
          <table:table-cell table:formula="of:=CONCATENATE( &quot;    { &quot;;TEXT([.A104];&quot;###&quot;);&quot;, &quot;; TEXT([.C104];&quot;####&quot;);&quot;}, &quot;)" office:value-type="string" office:string-value="    { 94, 10650}, " calcext:value-type="string">
            <text:p><text:s text:c="4"/>{ 94, 10650},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" calcext:value-type="float">
            <text:p>1054</text:p>
          </table:table-cell>
          <table:table-cell table:formula="of:=[.B105]*10" office:value-type="float" office:value="10540" calcext:value-type="float">
            <text:p>10540</text:p>
          </table:table-cell>
          <table:table-cell table:formula="of:=CONCATENATE( &quot;    { &quot;;TEXT([.A105];&quot;###&quot;);&quot;, &quot;; TEXT([.C105];&quot;####&quot;);&quot;}, &quot;)" office:value-type="string" office:string-value="    { 95, 10540}, " calcext:value-type="string">
            <text:p><text:s text:c="4"/>{ 95, 10540},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2" calcext:value-type="float">
            <text:p>1042</text:p>
          </table:table-cell>
          <table:table-cell table:formula="of:=[.B106]*10" office:value-type="float" office:value="10420" calcext:value-type="float">
            <text:p>10420</text:p>
          </table:table-cell>
          <table:table-cell table:formula="of:=CONCATENATE( &quot;    { &quot;;TEXT([.A106];&quot;###&quot;);&quot;, &quot;; TEXT([.C106];&quot;####&quot;);&quot;}, &quot;)" office:value-type="string" office:string-value="    { 96, 10420}, " calcext:value-type="string">
            <text:p><text:s text:c="4"/>{ 96, 10420},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1" calcext:value-type="float">
            <text:p>1031</text:p>
          </table:table-cell>
          <table:table-cell table:formula="of:=[.B107]*10" office:value-type="float" office:value="10310" calcext:value-type="float">
            <text:p>10310</text:p>
          </table:table-cell>
          <table:table-cell table:formula="of:=CONCATENATE( &quot;    { &quot;;TEXT([.A107];&quot;###&quot;);&quot;, &quot;; TEXT([.C107];&quot;####&quot;);&quot;}, &quot;)" office:value-type="string" office:string-value="    { 97, 10310}, " calcext:value-type="string">
            <text:p><text:s text:c="4"/>{ 97, 10310},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0" calcext:value-type="float">
            <text:p>1020</text:p>
          </table:table-cell>
          <table:table-cell table:formula="of:=[.B108]*10" office:value-type="float" office:value="10200" calcext:value-type="float">
            <text:p>10200</text:p>
          </table:table-cell>
          <table:table-cell table:formula="of:=CONCATENATE( &quot;    { &quot;;TEXT([.A108];&quot;###&quot;);&quot;, &quot;; TEXT([.C108];&quot;####&quot;);&quot;}, &quot;)" office:value-type="string" office:string-value="    { 98, 10200}, " calcext:value-type="string">
            <text:p><text:s text:c="4"/>{ 98, 10200},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8" calcext:value-type="float">
            <text:p>1008</text:p>
          </table:table-cell>
          <table:table-cell table:formula="of:=[.B109]*10" office:value-type="float" office:value="10080" calcext:value-type="float">
            <text:p>10080</text:p>
          </table:table-cell>
          <table:table-cell table:formula="of:=CONCATENATE( &quot;    { &quot;;TEXT([.A109];&quot;###&quot;);&quot;, &quot;; TEXT([.C109];&quot;####&quot;);&quot;}, &quot;)" office:value-type="string" office:string-value="    { 99, 10080}, " calcext:value-type="string">
            <text:p><text:s text:c="4"/>{ 99, 10080},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7" calcext:value-type="float">
            <text:p>997</text:p>
          </table:table-cell>
          <table:table-cell table:formula="of:=[.B110]*10" office:value-type="float" office:value="9970" calcext:value-type="float">
            <text:p>9970</text:p>
          </table:table-cell>
          <table:table-cell table:formula="of:=CONCATENATE( &quot;    { &quot;;TEXT([.A110];&quot;###&quot;);&quot;, &quot;; TEXT([.C110];&quot;####&quot;);&quot;}, &quot;)" office:value-type="string" office:string-value="    { 100, 9970}, " calcext:value-type="string">
            <text:p><text:s text:c="4"/>{ 100, 9970},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6" calcext:value-type="float">
            <text:p>986</text:p>
          </table:table-cell>
          <table:table-cell table:formula="of:=[.B111]*10" office:value-type="float" office:value="9860" calcext:value-type="float">
            <text:p>9860</text:p>
          </table:table-cell>
          <table:table-cell table:formula="of:=CONCATENATE( &quot;    { &quot;;TEXT([.A111];&quot;###&quot;);&quot;, &quot;; TEXT([.C111];&quot;####&quot;);&quot;}, &quot;)" office:value-type="string" office:string-value="    { 101, 9860}, " calcext:value-type="string">
            <text:p><text:s text:c="4"/>{ 101, 9860},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4" calcext:value-type="float">
            <text:p>974</text:p>
          </table:table-cell>
          <table:table-cell table:formula="of:=[.B112]*10" office:value-type="float" office:value="9740" calcext:value-type="float">
            <text:p>9740</text:p>
          </table:table-cell>
          <table:table-cell table:formula="of:=CONCATENATE( &quot;    { &quot;;TEXT([.A112];&quot;###&quot;);&quot;, &quot;; TEXT([.C112];&quot;####&quot;);&quot;}, &quot;)" office:value-type="string" office:string-value="    { 102, 9740}, " calcext:value-type="string">
            <text:p><text:s text:c="4"/>{ 102, 9740},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3" calcext:value-type="float">
            <text:p>963</text:p>
          </table:table-cell>
          <table:table-cell table:formula="of:=[.B113]*10" office:value-type="float" office:value="9630" calcext:value-type="float">
            <text:p>9630</text:p>
          </table:table-cell>
          <table:table-cell table:formula="of:=CONCATENATE( &quot;    { &quot;;TEXT([.A113];&quot;###&quot;);&quot;, &quot;; TEXT([.C113];&quot;####&quot;);&quot;}, &quot;)" office:value-type="string" office:string-value="    { 103, 9630}, " calcext:value-type="string">
            <text:p><text:s text:c="4"/>{ 103, 9630},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1" calcext:value-type="float">
            <text:p>951</text:p>
          </table:table-cell>
          <table:table-cell table:formula="of:=[.B114]*10" office:value-type="float" office:value="9510" calcext:value-type="float">
            <text:p>9510</text:p>
          </table:table-cell>
          <table:table-cell table:formula="of:=CONCATENATE( &quot;    { &quot;;TEXT([.A114];&quot;###&quot;);&quot;, &quot;; TEXT([.C114];&quot;####&quot;);&quot;}, &quot;)" office:value-type="string" office:string-value="    { 104, 9510}, " calcext:value-type="string">
            <text:p><text:s text:c="4"/>{ 104, 9510},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0" calcext:value-type="float">
            <text:p>940</text:p>
          </table:table-cell>
          <table:table-cell table:formula="of:=[.B115]*10" office:value-type="float" office:value="9400" calcext:value-type="float">
            <text:p>9400</text:p>
          </table:table-cell>
          <table:table-cell table:formula="of:=CONCATENATE( &quot;    { &quot;;TEXT([.A115];&quot;###&quot;);&quot;, &quot;; TEXT([.C115];&quot;####&quot;);&quot;}, &quot;)" office:value-type="string" office:string-value="    { 105, 9400}, " calcext:value-type="string">
            <text:p><text:s text:c="4"/>{ 105, 9400},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29" calcext:value-type="float">
            <text:p>929</text:p>
          </table:table-cell>
          <table:table-cell table:formula="of:=[.B116]*10" office:value-type="float" office:value="9290" calcext:value-type="float">
            <text:p>9290</text:p>
          </table:table-cell>
          <table:table-cell table:formula="of:=CONCATENATE( &quot;    { &quot;;TEXT([.A116];&quot;###&quot;);&quot;, &quot;; TEXT([.C116];&quot;####&quot;);&quot;}, &quot;)" office:value-type="string" office:string-value="    { 106, 9290}, " calcext:value-type="string">
            <text:p><text:s text:c="4"/>{ 106, 9290},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7" calcext:value-type="float">
            <text:p>917</text:p>
          </table:table-cell>
          <table:table-cell table:formula="of:=[.B117]*10" office:value-type="float" office:value="9170" calcext:value-type="float">
            <text:p>9170</text:p>
          </table:table-cell>
          <table:table-cell table:formula="of:=CONCATENATE( &quot;    { &quot;;TEXT([.A117];&quot;###&quot;);&quot;, &quot;; TEXT([.C117];&quot;####&quot;);&quot;}, &quot;)" office:value-type="string" office:string-value="    { 107, 9170}, " calcext:value-type="string">
            <text:p><text:s text:c="4"/>{ 107, 9170}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6" calcext:value-type="float">
            <text:p>906</text:p>
          </table:table-cell>
          <table:table-cell table:formula="of:=[.B118]*10" office:value-type="float" office:value="9060" calcext:value-type="float">
            <text:p>9060</text:p>
          </table:table-cell>
          <table:table-cell table:formula="of:=CONCATENATE( &quot;    { &quot;;TEXT([.A118];&quot;###&quot;);&quot;, &quot;; TEXT([.C118];&quot;####&quot;);&quot;}, &quot;)" office:value-type="string" office:string-value="    { 108, 9060}, " calcext:value-type="string">
            <text:p><text:s text:c="4"/>{ 108, 9060},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5" calcext:value-type="float">
            <text:p>895</text:p>
          </table:table-cell>
          <table:table-cell table:formula="of:=[.B119]*10" office:value-type="float" office:value="8950" calcext:value-type="float">
            <text:p>8950</text:p>
          </table:table-cell>
          <table:table-cell table:formula="of:=CONCATENATE( &quot;    { &quot;;TEXT([.A119];&quot;###&quot;);&quot;, &quot;; TEXT([.C119];&quot;####&quot;);&quot;}, &quot;)" office:value-type="string" office:string-value="    { 109, 8950}, " calcext:value-type="string">
            <text:p><text:s text:c="4"/>{ 109, 8950},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3" calcext:value-type="float">
            <text:p>883</text:p>
          </table:table-cell>
          <table:table-cell table:formula="of:=[.B120]*10" office:value-type="float" office:value="8830" calcext:value-type="float">
            <text:p>8830</text:p>
          </table:table-cell>
          <table:table-cell table:formula="of:=CONCATENATE( &quot;    { &quot;;TEXT([.A120];&quot;###&quot;);&quot;, &quot;; TEXT([.C120];&quot;####&quot;);&quot;}, &quot;)" office:value-type="string" office:string-value="    { 110, 8830}, " calcext:value-type="string">
            <text:p><text:s text:c="4"/>{ 110, 8830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8:15:12.3734207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Barros</meta:initial-creator>
    <meta:creation-date>2017-10-03T16:08:23.523780820</meta:creation-date>
    <dc:date>2017-10-03T21:28:53.961517248</dc:date>
    <meta:editing-duration>PT2H6M32S</meta:editing-duration>
    <meta:editing-cycles>4</meta:editing-cycles>
    <meta:generator>LibreOffice/5.1.6.2$Linux_X86_64 LibreOffice_project/10m0$Build-2</meta:generator>
    <meta:document-statistic meta:table-count="1" meta:cell-count="471" meta:object-count="0"/>
  </office:meta>
</office:document-meta>
</file>